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4pt" fo:font-weight="bold" officeooo:rsid="0003be8d" officeooo:paragraph-rsid="0003be8d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4pt" fo:font-weight="bold" officeooo:rsid="0008722d" officeooo:paragraph-rsid="0008722d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fo:font-weight="bold" officeooo:rsid="0003be8d" officeooo:paragraph-rsid="0003be8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" fo:font-size="12pt" fo:font-weight="bold" officeooo:rsid="0003be8d" officeooo:paragraph-rsid="0008722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2pt" fo:font-weight="bold" officeooo:rsid="0003be8d" officeooo:paragraph-rsid="0003be8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2pt" fo:font-weight="bold" officeooo:rsid="0003be8d" officeooo:paragraph-rsid="00058816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2pt" fo:font-weight="bold" officeooo:rsid="00058816" officeooo:paragraph-rsid="00058816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2pt" fo:font-weight="bold" officeooo:rsid="0008722d" officeooo:paragraph-rsid="0008722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Ubuntu" fo:font-size="12pt" fo:font-weight="normal" officeooo:rsid="0003f821" officeooo:paragraph-rsid="0003f821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Ubuntu" fo:font-size="12pt" fo:font-weight="normal" officeooo:rsid="0003be8d" officeooo:paragraph-rsid="0003be8d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2pt" fo:font-weight="normal" officeooo:rsid="0003be8d" officeooo:paragraph-rsid="0003be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2pt" fo:font-weight="normal" officeooo:rsid="000a0712" officeooo:paragraph-rsid="000a07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058816"/>
    </style:style>
    <style:style style:name="P14" style:family="paragraph" style:parent-style-name="Standard">
      <style:paragraph-properties fo:text-align="justify" style:justify-single-word="false"/>
      <style:text-properties officeooo:paragraph-rsid="0008722d"/>
    </style:style>
    <style:style style:name="P15" style:family="paragraph" style:parent-style-name="Standard">
      <style:paragraph-properties fo:text-align="justify" style:justify-single-word="false"/>
      <style:text-properties officeooo:paragraph-rsid="000a0712"/>
    </style:style>
    <style:style style:name="P16" style:family="paragraph" style:parent-style-name="Standard">
      <style:paragraph-properties fo:text-align="justify" style:justify-single-word="false"/>
      <style:text-properties style:font-name="Bitstream Vera Sans Mono" officeooo:paragraph-rsid="000a0712"/>
    </style:style>
    <style:style style:name="P17" style:family="paragraph" style:parent-style-name="Standard">
      <style:paragraph-properties fo:text-align="justify" style:justify-single-word="false"/>
      <style:text-properties fo:color="#000000" style:font-name="Bitstream Vera Sans Mono" officeooo:paragraph-rsid="000a0712"/>
    </style:style>
    <style:style style:name="P18" style:family="paragraph" style:parent-style-name="Standard">
      <style:paragraph-properties fo:text-align="justify" style:justify-single-word="false"/>
      <style:text-properties fo:color="#408080" style:font-name="Bitstream Vera Sans Mono" officeooo:paragraph-rsid="000a0712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Ubuntu" fo:font-size="14pt" fo:font-weight="bold" officeooo:rsid="0003be8d" officeooo:paragraph-rsid="0008722d" style:font-size-asian="12.25pt" style:font-weight-asian="bold" style:font-size-complex="14pt" style:font-weight-complex="bold"/>
    </style:style>
    <style:style style:name="P20" style:family="paragraph" style:parent-style-name="Standard" style:list-style-name="L1">
      <style:paragraph-properties fo:text-align="justify" style:justify-single-word="false"/>
      <style:text-properties officeooo:paragraph-rsid="0006fa33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Ubuntu" fo:font-size="12pt" fo:font-weight="normal" officeooo:rsid="0006fa33" officeooo:paragraph-rsid="0006fa33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Ubuntu" fo:font-size="12pt" fo:font-weight="normal" officeooo:rsid="0006fa33" officeooo:paragraph-rsid="0006fa33" style:font-size-asian="10.5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Ubuntu" fo:font-size="12pt" fo:font-weight="bold" officeooo:rsid="0003be8d" officeooo:paragraph-rsid="0006fa33" style:font-size-asian="10.5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06fa33" officeooo:paragraph-rsid="0006fa33"/>
    </style:style>
    <style:style style:name="P25" style:family="paragraph" style:parent-style-name="Standard">
      <style:paragraph-properties fo:text-align="justify" style:justify-single-word="false"/>
      <style:text-properties fo:color="#bc7a00" style:font-name="Bitstream Vera Sans Mono" officeooo:paragraph-rsid="000a0712"/>
    </style:style>
    <style:style style:name="P26" style:family="paragraph" style:parent-style-name="Standard">
      <style:paragraph-properties fo:text-align="justify" style:justify-single-word="false"/>
      <style:text-properties fo:color="#000000" style:font-name="Bitstream Vera Sans Mono" officeooo:paragraph-rsid="000a071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fa33" style:font-weight-asian="normal" style:font-weight-complex="normal"/>
    </style:style>
    <style:style style:name="T3" style:family="text">
      <style:text-properties fo:font-weight="normal" officeooo:rsid="00058816" style:font-weight-asian="normal" style:font-weight-complex="normal"/>
    </style:style>
    <style:style style:name="T4" style:family="text">
      <style:text-properties style:font-name="Ubuntu" fo:font-size="12pt" fo:font-weight="normal" style:font-size-asian="10.5pt" style:font-weight-asian="normal" style:font-size-complex="12pt" style:font-weight-complex="normal"/>
    </style:style>
    <style:style style:name="T5" style:family="text">
      <style:text-properties style:font-name="Ubuntu" fo:font-size="12pt" fo:font-weight="normal" officeooo:rsid="0003be8d" style:font-size-asian="10.5pt" style:font-weight-asian="normal" style:font-size-complex="12pt" style:font-weight-complex="normal"/>
    </style:style>
    <style:style style:name="T6" style:family="text">
      <style:text-properties style:font-name="Ubuntu" fo:font-size="12pt" fo:font-weight="normal" officeooo:rsid="00058816" style:font-size-asian="10.5pt" style:font-weight-asian="normal" style:font-size-complex="12pt" style:font-weight-complex="normal"/>
    </style:style>
    <style:style style:name="T7" style:family="text">
      <style:text-properties style:font-name="Ubuntu" fo:font-size="12pt" fo:font-weight="normal" officeooo:rsid="0006fa33" style:font-size-asian="10.5pt" style:font-weight-asian="normal" style:font-size-complex="12pt" style:font-weight-complex="normal"/>
    </style:style>
    <style:style style:name="T8" style:family="text">
      <style:text-properties style:font-name="Ubuntu" fo:font-size="12pt" fo:font-weight="normal" officeooo:rsid="0008722d" style:font-size-asian="10.5pt" style:font-weight-asian="normal" style:font-size-complex="12pt" style:font-weight-complex="normal"/>
    </style:style>
    <style:style style:name="T9" style:family="text">
      <style:text-properties style:font-name="Ubuntu" fo:font-size="12pt" fo:font-weight="normal" officeooo:rsid="000a0712" style:font-size-asian="10.5pt" style:font-weight-asian="normal" style:font-size-complex="12pt" style:font-weight-complex="normal"/>
    </style:style>
    <style:style style:name="T10" style:family="text">
      <style:text-properties style:font-name="Ubuntu" fo:font-size="12pt" fo:font-weight="normal" officeooo:rsid="0013e105" style:font-size-asian="10.5pt" style:font-weight-asian="normal" style:font-size-complex="12pt" style:font-weight-complex="normal"/>
    </style:style>
    <style:style style:name="T11" style:family="text">
      <style:text-properties style:font-name="Ubuntu" fo:font-size="12pt" fo:font-weight="bold" officeooo:rsid="0003be8d" style:font-size-asian="10.5pt" style:font-weight-asian="bold" style:font-size-complex="12pt" style:font-weight-complex="bold"/>
    </style:style>
    <style:style style:name="T12" style:family="text">
      <style:text-properties style:font-name="Ubuntu" fo:font-size="12pt" fo:font-weight="bold" officeooo:rsid="00058816" style:font-size-asian="10.5pt" style:font-weight-asian="bold" style:font-size-complex="12pt" style:font-weight-complex="bold"/>
    </style:style>
    <style:style style:name="T13" style:family="text">
      <style:text-properties style:font-name="Ubuntu" fo:font-size="12pt" fo:font-weight="bold" officeooo:rsid="0008722d" style:font-size-asian="10.5pt" style:font-weight-asian="bold" style:font-size-complex="12pt" style:font-weight-complex="bold"/>
    </style:style>
    <style:style style:name="T14" style:family="text">
      <style:text-properties style:font-name="Ubuntu" fo:font-size="12pt" fo:font-style="italic" fo:font-weight="normal" officeooo:rsid="000a0712" style:font-size-asian="10.5pt" style:font-style-asian="italic" style:font-weight-asian="normal" style:font-size-complex="12pt" style:font-style-complex="italic" style:font-weight-complex="normal"/>
    </style:style>
    <style:style style:name="T15" style:family="text">
      <style:text-properties officeooo:rsid="0006fa33"/>
    </style:style>
    <style:style style:name="T16" style:family="text">
      <style:text-properties fo:color="#bc7a00"/>
    </style:style>
    <style:style style:name="T17" style:family="text">
      <style:text-properties fo:color="#000000"/>
    </style:style>
    <style:style style:name="T18" style:family="text">
      <style:text-properties fo:color="#408080"/>
    </style:style>
    <style:style style:name="T19" style:family="text">
      <style:text-properties fo:color="#008000"/>
    </style:style>
    <style:style style:name="T20" style:family="text">
      <style:text-properties fo:color="#b00040"/>
    </style:style>
    <style:style style:name="T21" style:family="text">
      <style:text-properties fo:color="#666666"/>
    </style:style>
    <style:style style:name="T22" style:family="text">
      <style:text-properties fo:color="#0000ff"/>
    </style:style>
    <style:style style:name="T23" style:family="text">
      <style:text-properties fo:color="#ba2121"/>
    </style:style>
    <style:style style:name="T24" style:family="text">
      <style:text-properties fo:color="#bb6622"/>
    </style:style>
    <style:style style:name="T25" style:family="text">
      <style:text-properties officeooo:rsid="000fc5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gor Pontes Tresolavy – NUSP: 12553646</text:p>
      <text:p text:style-name="P3"/>
      <text:p text:style-name="P2">Exercício 04.</text:p>
      <text:p text:style-name="P2"/>
      <text:p text:style-name="P13"><text:span text:style-name="T11"><text:tab/></text:span><text:span text:style-name="T12">Pré-ordem:</text:span></text:p>
      <text:p text:style-name="P7"/>
      <text:list xml:id="list2889631172" text:style-name="L1">
        <text:list-item>
          <text:p text:style-name="P20"><text:span text:style-name="T6">V</text:span><text:span text:style-name="T7">isita o nó atual;</text:span></text:p>
        </text:list-item>
        <text:list-item>
          <text:p text:style-name="P21">Percorre recursivamente a sub-árvore esquerda do nó atual;</text:p>
        </text:list-item>
        <text:list-item>
          <text:p text:style-name="P24"><text:span text:style-name="T7">Percorre</text:span><text:span text:style-name="T4"> recursivamente a sub-árvore direita do nó atual.</text:span></text:p>
        </text:list-item>
      </text:list>
      <text:p text:style-name="P6"/>
      <text:p text:style-name="P13"><text:span text:style-name="T11"><text:tab/></text:span><text:span text:style-name="T5">Listagem em pré-ordem:</text:span></text:p>
      <text:p text:style-name="P5"/>
      <text:p text:style-name="P10">A C B H J N E G D F I K M O P L</text:p>
      <text:p text:style-name="P11"/>
      <text:p text:style-name="P5"><text:span text:style-name="T1"><text:tab/></text:span><text:span text:style-name="T15">In-ordem:</text:span></text:p>
      <text:p text:style-name="P5"/>
      <text:list xml:id="list1328648704" text:style-name="L2">
        <text:list-item>
          <text:p text:style-name="P22">Percorre recursivamente a sub-árvore esquerda do nó atual;</text:p>
        </text:list-item>
        <text:list-item>
          <text:p text:style-name="P23"><text:span text:style-name="T3">V</text:span><text:span text:style-name="T2">isita o nó atual;</text:span></text:p>
        </text:list-item>
        <text:list-item>
          <text:p text:style-name="P22">Percorre recursivamente a sub-árvore direita do nó atual.</text:p>
        </text:list-item>
      </text:list>
      <text:p text:style-name="P11"/>
      <text:p text:style-name="P11"><text:tab/>Listagem em in-ordem: </text:p>
      <text:p text:style-name="P5"/>
      <text:p text:style-name="P9">H J N B C G E A D O M P K I L <text:span text:style-name="T25">F</text:span></text:p>
      <text:p text:style-name="P5"><text:tab/><text:span text:style-name="T15">Pós-ordem:</text:span></text:p>
      <text:p text:style-name="P5"/>
      <text:list xml:id="list3836197530270" text:continue-list="list2889631172" text:style-name="L1">
        <text:list-item>
          <text:p text:style-name="P21">Percorre recursivamente a sub-árvore esquerda do nó atual;</text:p>
        </text:list-item>
        <text:list-item>
          <text:p text:style-name="P21">Percorre recursivamente a sub-árvore direita do nó atual;</text:p>
        </text:list-item>
        <text:list-item>
          <text:p text:style-name="P21">Visita o nó atual.</text:p>
        </text:list-item>
      </text:list>
      <text:p text:style-name="P5"/>
      <text:p text:style-name="P11"><text:tab/>Listagem em pós-ordem:</text:p>
      <text:p text:style-name="P5"/>
      <text:p text:style-name="P9">N J H B G E C O P M K L I <text:s/>F D A</text:p>
      <text:p text:style-name="P9"/>
      <text:p text:style-name="P19">Igor Pontes Tresolavy – NUSP: 12553646</text:p>
      <text:p text:style-name="P4"/>
      <text:p text:style-name="P2">Exercício 07.</text:p>
      <text:p text:style-name="P8"/>
      <text:p text:style-name="P14"><text:span text:style-name="T13"><text:tab/></text:span><text:span text:style-name="T8">A árvore estará rotacionada 90° no sentido anti-horário. Ou seja, deve-se imprimir partindo do elemento mais profundo </text:span><text:span text:style-name="T10">e mais </text:span><text:span text:style-name="T8">à direita </text:span><text:span text:style-name="T10">possível, </text:span><text:span text:style-name="T8">e acabando no elemento mais profundo </text:span><text:span text:style-name="T10">mais </text:span><text:span text:style-name="T8">à esquerda </text:span><text:span text:style-name="T10">possível </text:span><text:span text:style-name="T8">da árvore.</text:span></text:p>
      <text:p text:style-name="P15"><text:span text:style-name="T8"><text:tab/>No percurso in-ordem, a ordem de visita </text:span><text:span text:style-name="T9">d</text:span><text:span text:style-name="T8">os nós é o inverso da que </text:span><text:span text:style-name="T9">o problema requer. Portanto, invertendo-se a ordem de recursão (percorrendo-se recursivamente a sub-árvore direita antes da sub-árvore esquerda), obtém-se a ordem de impressão desejada.</text:span></text:p>
      <text:p text:style-name="P15"><text:span text:style-name="T9"><text:tab/>O espaçamento utilizado para dividir as profundidades foi o de um </text:span><text:span text:style-name="T14">tab</text:span><text:span text:style-name="T9"> (representado pela sequência de escape ‘</text:span><text:span text:style-name="T14">\t</text:span><text:span text:style-name="T9">’), que, na maioria dos editores de texto, corresponde à quatro espaços.</text:span></text:p>
      <text:p text:style-name="P12"/>
      <text:p text:style-name="P25">#ifndef IMPRIME_PROPORCIONAL_A_PROFUNDIDADE</text:p>
      <text:p text:style-name="P25">#define IMPRIME_PROPORCIONAL_A_PROFUNDIDADE</text:p>
      <text:p text:style-name="P16"><text:span text:style-name="T16">#include</text:span><text:span text:style-name="T17"> </text:span><text:span text:style-name="T18">&lt;stdio.h&gt;</text:span></text:p>
      <text:p text:style-name="P17"/>
      <text:p text:style-name="P16"><text:span text:style-name="T19">typedef</text:span><text:span text:style-name="T17"> </text:span><text:span text:style-name="T19">struct</text:span><text:span text:style-name="T17"> cel {</text:span></text:p>
      <text:p text:style-name="P16"><text:span text:style-name="T17"><text:s text:c="2"/></text:span><text:span text:style-name="T20">int</text:span><text:span text:style-name="T17"> info;</text:span></text:p>
      <text:p text:style-name="P16"><text:span text:style-name="T17"><text:s text:c="2"/></text:span><text:span text:style-name="T19">struct</text:span><text:span text:style-name="T17"> cel </text:span><text:span text:style-name="T21">*</text:span><text:span text:style-name="T17"> esq;</text:span></text:p>
      <text:p text:style-name="P16"><text:span text:style-name="T17"><text:s text:c="2"/></text:span><text:span text:style-name="T19">struct</text:span><text:span text:style-name="T17"> cel </text:span><text:span text:style-name="T21">*</text:span><text:span text:style-name="T17"> dir;</text:span></text:p>
      <text:p text:style-name="P17">} no;</text:p>
      <text:p text:style-name="P17"/>
      <text:p text:style-name="P18">/* valor inicial de "profundidade" deve ser 0 */</text:p>
      <text:p text:style-name="P16"><text:span text:style-name="T20">void</text:span><text:span text:style-name="T17"> </text:span><text:span text:style-name="T22">imprimeProporcional</text:span><text:span text:style-name="T17">(no </text:span><text:span text:style-name="T21">*</text:span><text:span text:style-name="T17">raiz, </text:span><text:span text:style-name="T20">int</text:span><text:span text:style-name="T17"> profundidade)</text:span></text:p>
      <text:p text:style-name="P17">{</text:p>
      <text:p text:style-name="P16"><text:span text:style-name="T17"><text:s text:c="4"/></text:span><text:span text:style-name="T20">int</text:span><text:span text:style-name="T17"> i;</text:span></text:p>
      <text:p text:style-name="P17"/>
      <text:p text:style-name="P16"><text:span text:style-name="T17"><text:s text:c="4"/></text:span><text:span text:style-name="T19">if</text:span><text:span text:style-name="T17">(raiz </text:span><text:span text:style-name="T21">!=</text:span><text:span text:style-name="T17"> </text:span><text:span text:style-name="T19">NULL</text:span><text:span text:style-name="T17">)</text:span></text:p>
      <text:p text:style-name="P17"><text:s text:c="4"/>{</text:p>
      <text:p text:style-name="P16"><text:span text:style-name="T17"><text:s text:c="8"/>imprimeProporcional(raiz</text:span><text:span text:style-name="T21">-&gt;</text:span><text:span text:style-name="T17">dir, </text:span><text:span text:style-name="T21">++</text:span><text:span text:style-name="T17">profundidade);</text:span></text:p>
      <text:p text:style-name="P16"><text:span text:style-name="T17"><text:s text:c="8"/>printf(</text:span><text:span text:style-name="T23">"</text:span><text:span text:style-name="T24">\n</text:span><text:span text:style-name="T23">"</text:span><text:span text:style-name="T17">);</text:span></text:p>
      <text:p text:style-name="P17"/>
      <text:p text:style-name="P16"><text:span text:style-name="T17"><text:s text:c="8"/></text:span><text:span text:style-name="T19">for</text:span><text:span text:style-name="T17">(i </text:span><text:span text:style-name="T21">=</text:span><text:span text:style-name="T17"> </text:span><text:span text:style-name="T21">0</text:span><text:span text:style-name="T17">; i </text:span><text:span text:style-name="T21">&lt;</text:span><text:span text:style-name="T17"> profundidade; </text:span><text:span text:style-name="T21">++</text:span><text:span text:style-name="T17">i)</text:span></text:p>
      <text:p text:style-name="P16"><text:span text:style-name="T17"><text:s text:c="12"/>printf(</text:span><text:span text:style-name="T23">"</text:span><text:span text:style-name="T24">\t</text:span><text:span text:style-name="T23">"</text:span><text:span text:style-name="T17">);</text:span></text:p>
      <text:p text:style-name="P17"/>
      <text:p text:style-name="P16"><text:span text:style-name="T17"><text:s text:c="8"/>printf(</text:span><text:span text:style-name="T23">"%d</text:span><text:span text:style-name="T24">\n</text:span><text:span text:style-name="T23">"</text:span><text:span text:style-name="T17">, raiz</text:span><text:span text:style-name="T21">-&gt;</text:span><text:span text:style-name="T17">info);</text:span></text:p>
      <text:p text:style-name="P17"><text:s text:c="4"/></text:p>
      <text:p text:style-name="P16"><text:span text:style-name="T17"><text:s text:c="8"/>imprimeProporcional(raiz</text:span><text:span text:style-name="T21">-&gt;</text:span><text:span text:style-name="T17">esq, profundidade);</text:span></text:p>
      <text:p text:style-name="P17"><text:s text:c="4"/>}</text:p>
      <text:p text:style-name="P17">}</text:p>
      <text:p text:style-name="P17"/>
      <text:p text:style-name="P25">#endi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7:31:22.074292478</meta:creation-date>
    <dc:date>2021-12-11T00:36:33.281677083</dc:date>
    <meta:editing-duration>PT52M20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49" meta:word-count="305" meta:character-count="1921" meta:non-whitespace-character-count="1582"/>
  </office:meta>
</office:document-meta>
</file>